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itialization:</text:p>
      <text:p text:style-name="Standard">Dixit will commence once the specified number of players have joined the game. Until then, use the chat to talk with your party!</text:p>
      <text:p text:style-name="Standard"/>
      <text:p text:style-name="P1">Storyteller phase:</text:p>
      <text:p text:style-name="Standard">Players wait for the storyteller to pick a card and submit an according clue. The purpose of the clue is to draw votes during the voting phase. If a clue is too difficult and no players vote for the storyteller's card, all players will receive 2 points and the storyteller will receive none. The same will occur if a clue is too simple and all players vote for the storyteller's card. Pick a challenging clue that will still draw votes!</text:p>
      <text:p text:style-name="Standard"/>
      <text:p text:style-name="Standard"><text:span text:style-name="T1"><text:s/></text:span><text:span text:style-name="T1"><draw:frame draw:style-name="fr1" draw:name="V9P5ql5fXtGv9M:" text:anchor-type="as-char" svg:y="-1.7398in" svg:width="1.3335in" svg:height="1.8543in" draw:z-index="0"><draw:image xlink:href="https://encrypted-tbn1.gstatic.com/images?q=tbn:ANd9GcTUW_Qe_D-Q7F0Xfx3Ci91VqUkK98NWXkEOLeZgWZ9622Au6KTy" xlink:type="simple" xlink:show="embed" xlink:actuate="onLoad"/></draw:frame></text:span></text:p>
      <text:p text:style-name="Standard"><text:span text:style-name="T1">Example of an overly simple clue: “Man stepping into egg.”</text:span></text:p>
      <text:p text:style-name="Standard"><text:span text:style-name="T1">Example of an overly difficult clue: “Strife.”</text:span></text:p>
      <text:p text:style-name="Standard"><text:span text:style-name="T1"/></text:p>
      <text:p text:style-name="P1">Card Selection phase:</text:p>
      <text:p text:style-name="Standard"><text:span text:style-name="T1">All non-storyteller players will submit a card they believe best matches the current story. Any votes on their card during the voting phase will earn them 1 point, so the more convincing the card, the better! Once all players have submitted cards, the game will submit to voting phase.</text:span></text:p>
      <text:p text:style-name="Standard"><text:span text:style-name="T1"/></text:p>
      <text:p text:style-name="P1">Voting phase:</text:p>
      <text:p text:style-name="P2">All non-storyteller players vote for which card they believe belongs to the storyteller. Players <text:span text:style-name="T2">cannot</text:span><text:span text:style-name="T3"> vote for their own card. Votes will remain anonymous during the voting phase, though other players will be able to see who has casted their vote. Once all players have casted votes, the game will advance to scoring phase.</text:span></text:p>
      <text:p text:style-name="P2"><text:span text:style-name="T3"/></text:p>
      <text:p text:style-name="P1"><text:span text:style-name="T3">Scoring phase:</text:span></text:p>
      <text:p text:style-name="P2"><text:span text:style-name="T3">Players will increment score based on points earned during voting round. If no player crosses 30 points during scoring phase, the game will wait until all players have clicked the “next round” button, and then will advance to the next round. If any player ends scoring phase with at least 30 points, the game will end and a scoreboard will display.</text:span></text:p>
      <text:p text:style-name="P2"><text:span text:style-name="T3"/></text:p>
      <text:p text:style-name="P2"><text:span text:style-name="T3">Each round is scored according to the following scoring cases:</text:span></text:p>
      <text:list xml:id="list1150767949" text:style-name="L1">
        <text:list-item>
          <text:p text:style-name="P3"><text:span text:style-name="T3">If all players vote for the storyteller card: each player will receive 2 points and the storyteller will receive 0 points.</text:span></text:p>
        </text:list-item>
        <text:list-item>
          <text:p text:style-name="P3"><text:span text:style-name="T3">If no players vote for the storyteller card: each player will receive 2 points and the storyteller will receive 0 points. (Non-storyteller players will also receive points for votes on their card.)</text:span></text:p>
        </text:list-item>
        <text:list-item>
          <text:p text:style-name="P3"><text:span text:style-name="T3">If the storyteller receives some but not all votes on her card – she will receive 2 points for the initial vote and 1 point for each extra vote.</text:span></text:p>
        </text:list-item>
        <text:list-item>
          <text:p text:style-name="P3"><text:span text:style-name="T3">Non-storyteller players receive 2 points if they vote for the storyteller's card.</text:span></text:p>
        </text:list-item>
        <text:list-item>
          <text:p text:style-name="P3"><text:soft-page-break/><text:span text:style-name="T3">Non-storyteller players receive 1 point for each vote on their card.</text:span></text:p>
        </text:list-item>
      </text:list>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3:51:36</meta:creation-date>
    <dc:date>2015-05-04T14:18:09</dc:date>
    <meta:editing-duration>PT11M3S</meta:editing-duration>
    <meta:editing-cycles>1</meta:editing-cycles>
    <meta:document-statistic meta:table-count="0" meta:image-count="1" meta:object-count="0" meta:page-count="2" meta:paragraph-count="19" meta:word-count="409" meta:character-count="2383" meta:non-whitespace-character-count="1990"/>
    <meta:generator>LibreOffice/3.5$Linux_X86_64 LibreOffice_project/350m1$Build-2</meta:generator>
  </office:meta>
</office:document-meta>
</file>